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 _____________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table:number-columns-repeated="2"/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7"/>
          <table:table-cell table:number-columns-repeated="57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75" calcext:value-type="float">
            <text:p><text:s/>0,075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Extra: Hay en la escena un cilindro texturizado (p.ej. lata de refresco) o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5" calcext:value-type="float">
            <text:p><text:s/>0,125 <text:s text:c="2"/></text:p>
          </table:table-cell>
          <table:table-cell table:number-columns-repeated="62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19:42:28.5824640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fjmel</meta:initial-creator>
    <meta:creation-date>2019-10-11T16:56:56Z</meta:creation-date>
    <dc:date>2020-10-28T19:43:06.600064822</dc:date>
    <meta:editing-duration>PT11M40S</meta:editing-duration>
    <meta:editing-cycles>5</meta:editing-cycles>
    <meta:document-statistic meta:table-count="1" meta:cell-count="168" meta:object-count="0"/>
  </office:meta>
</office:document-meta>
</file>